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start="Arrow" draw:textarea-vertical-align="middle"/>
    </style:style>
    <style:style style:name="gr2" style:family="graphic" style:parent-style-name="objectwithoutfill">
      <style:graphic-properties draw:stroke="dash" draw:marker-start="" draw:fill="none"/>
    </style:style>
    <style:style style:name="gr3" style:family="graphic" style:parent-style-name="standard">
      <style:graphic-properties draw:stroke="solid" svg:stroke-color="#000000" draw:marker-start="" draw:fill="solid" draw:fill-color="#00cc00" draw:textarea-horizontal-align="left" draw:auto-grow-height="true" draw:auto-grow-width="false" fo:min-height="0.713cm" fo:min-width="0cm"/>
    </style:style>
    <style:style style:name="gr4" style:family="graphic" style:parent-style-name="standard">
      <style:graphic-properties draw:stroke="solid" svg:stroke-color="#000000" draw:marker-start="" draw:fill="solid" draw:fill-color="#ffff00" draw:textarea-horizontal-align="left" draw:auto-grow-height="true" draw:auto-grow-width="false" fo:min-height="0.713cm" fo:min-width="0cm"/>
    </style:style>
    <style:style style:name="gr5" style:family="graphic" style:parent-style-name="objectwithoutfill">
      <style:graphic-properties draw:marker-start="" draw:marker-end="Arrow" draw:marker-end-width="0.3cm" draw:fill="none"/>
    </style:style>
    <style:style style:name="gr6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75cm" fo:min-width="0cm"/>
    </style:style>
    <style:style style:name="gr7" style:family="graphic" style:parent-style-name="standard">
      <style:graphic-properties draw:stroke="none" svg:stroke-color="#000000" draw:marker-start="" draw:fill="none" draw:fill-color="#ffffff" draw:textarea-horizontal-align="left" draw:auto-grow-height="false" draw:auto-grow-width="false" fo:min-height="0cm" fo:min-width="0cm"/>
    </style:style>
    <style:style style:name="gr8" style:family="graphic" style:parent-style-name="standard">
      <style:graphic-properties draw:stroke="solid" svg:stroke-color="#000000" draw:marker-start="" draw:fill="solid" draw:fill-color="#ff3333" draw:textarea-horizontal-align="left" draw:auto-grow-height="true" draw:auto-grow-width="true" fo:min-height="0.713cm" fo:min-width="4.43cm"/>
    </style:style>
    <style:style style:name="gr9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1.425cm" fo:min-width="0cm"/>
    </style:style>
    <style:style style:name="gr10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713cm" fo:min-width="2.572cm"/>
    </style:style>
    <style:style style:name="gr11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387cm" fo:min-width="2.572cm"/>
    </style:style>
    <style:style style:name="gr12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713cm" fo:min-width="4.049cm"/>
    </style:style>
    <style:style style:name="gr13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1.425cm" fo:min-width="3.977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objectwithoutfill">
      <style:graphic-properties draw:marker-end="Arrow" draw:marker-end-width="0.3cm" draw:fill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7.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>
      <style:graphic-properties style:protect="size"/>
    </style:style>
    <style:style style:name="pr1" style:family="presentation" style:parent-style-name="Predefinito-subtitle">
      <style:graphic-properties svg:stroke-color="#808080" draw:fill="gradient" draw:fill-color="#ffffff" draw:fill-gradient-name="Gray_20_Gradient_20_2" draw:auto-grow-height="true" fo:min-height="1.6cm"/>
    </style:style>
    <style:style style:name="pr2" style:family="presentation" style:parent-style-name="Predefinito-notes">
      <style:graphic-properties draw:fill-color="#ffffff" draw:auto-grow-height="true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16pt" fo:font-style="italic" style:font-size-asian="16pt" style:font-style-asian="italic" style:font-size-complex="16pt" style:font-style-complex="italic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text-style-name="P1" draw:layer="layout" svg:width="25.199cm" svg:height="1.6cm" svg:x="1.601cm" svg:y="0.6cm" presentation:class="subtitle" presentation:user-transformed="true">
          <draw:text-box>
            <text:p>Stato Operativo del Mezzo</text:p>
          </draw:text-box>
        </draw:frame>
        <draw:ellipse draw:style-name="gr1" draw:text-style-name="P2" draw:layer="layout" svg:width="3.8cm" svg:height="2.071cm" draw:transform="skewX (0.0071558499331754) rotate (0.0073303828583748) translate (9.8cm 4.143cm)">
          <text:p text:style-name="P2">In Sede</text:p>
        </draw:ellipse>
        <draw:ellipse draw:style-name="gr1" draw:text-style-name="P2" draw:layer="layout" svg:width="3.8cm" svg:height="2.071cm" draw:transform="skewX (0.0071558499331754) rotate (0.0073303828583748) translate (22.2cm 3.943cm)">
          <text:p text:style-name="P2">In Rientro</text:p>
        </draw:ellipse>
        <draw:ellipse draw:style-name="gr1" draw:text-style-name="P2" draw:layer="layout" svg:width="3.8cm" svg:height="2.073cm" draw:transform="skewX (0.0071558499331754) rotate (0.0073303828583748) translate (9.6cm 10.741cm)">
          <text:p text:style-name="P2">Assegnato</text:p>
        </draw:ellipse>
        <draw:ellipse draw:style-name="gr1" draw:text-style-name="P2" draw:layer="layout" svg:width="3.8cm" svg:height="2.071cm" draw:transform="skewX (0.0071558499331754) rotate (0.0073303828583748) translate (16.1cm 10.614cm)">
          <text:p text:style-name="P2">In Viaggio</text:p>
        </draw:ellipse>
        <draw:ellipse draw:style-name="gr1" draw:text-style-name="P2" draw:layer="layout" svg:width="3.8cm" svg:height="2.071cm" draw:transform="skewX (0.0071558499331754) rotate (0.0073303828583748) translate (22.8cm 10.614cm)">
          <text:p text:style-name="P2">Sul Posto</text:p>
        </draw:ellipse>
        <draw:ellipse draw:style-name="gr1" draw:text-style-name="P2" draw:layer="layout" svg:width="3.8cm" svg:height="2.071cm" draw:transform="skewX (0.0071558499331754) rotate (0.0073303828583748) translate (4.2cm 10.843cm)">
          <text:p text:style-name="P2">Istituto</text:p>
        </draw:ellipse>
        <draw:ellipse draw:style-name="gr1" draw:text-style-name="P2" draw:layer="layout" svg:width="3.8cm" svg:height="2.071cm" draw:transform="skewX (0.0071558499331754) rotate (0.0073303828583748) translate (4.2cm 17.114cm)">
          <text:p text:style-name="P2">Fuori <text:line-break/>Servizio</text:p>
        </draw:ellipse>
        <draw:rect draw:style-name="gr2" draw:text-style-name="P2" draw:layer="layout" svg:width="24cm" svg:height="4.6cm" svg:x="3.2cm" svg:y="3.4cm" draw:corner-radius="0.5cm">
          <text:p/>
        </draw:rect>
        <draw:rect draw:style-name="gr2" draw:text-style-name="P2" draw:layer="layout" svg:width="24cm" svg:height="5.4cm" svg:x="3.2cm" svg:y="9.4cm" draw:corner-radius="0.5cm">
          <text:p/>
        </draw:rect>
        <draw:rect draw:style-name="gr2" draw:text-style-name="P2" draw:layer="layout" svg:width="6.8cm" svg:height="4cm" svg:x="3.2cm" svg:y="16.1cm" draw:corner-radius="0.5cm">
          <text:p/>
        </draw:rect>
        <draw:frame draw:style-name="gr3" draw:layer="layout" svg:width="4.2cm" svg:height="0.963cm" svg:x="4.7cm" svg:y="2.837cm">
          <draw:text-box>
            <text:p>Disponibile</text:p>
          </draw:text-box>
        </draw:frame>
        <draw:frame draw:style-name="gr4" draw:layer="layout" svg:width="3.8cm" svg:height="0.963cm" svg:x="4.8cm" svg:y="8.837cm">
          <draw:text-box>
            <text:p>Impegnato</text:p>
          </draw:text-box>
        </draw:frame>
        <draw:line draw:style-name="gr5" draw:text-style-name="P2" draw:layer="layout" svg:x1="11.2cm" svg:y1="6.2cm" svg:x2="11.2cm" svg:y2="10.727cm">
          <text:p/>
        </draw:line>
        <draw:frame draw:style-name="gr6" draw:layer="layout" svg:width="4.477cm" svg:height="1cm" svg:x="6.6cm" svg:y="6.6cm">
          <draw:text-box>
            <text:p>Assegnazione</text:p>
          </draw:text-box>
        </draw:frame>
        <draw:line draw:style-name="gr5" draw:text-style-name="P2" draw:layer="layout" svg:x1="13.4cm" svg:y1="11.6cm" svg:x2="16.1cm" svg:y2="11.6cm">
          <text:p/>
        </draw:line>
        <draw:frame draw:style-name="gr7" draw:layer="layout" svg:width="3.038cm" svg:height="0.963cm" svg:x="20.8cm" svg:y="10.637cm">
          <draw:text-box>
            <text:p>Arrivo</text:p>
          </draw:text-box>
        </draw:frame>
        <draw:line draw:style-name="gr5" draw:text-style-name="P2" draw:layer="layout" svg:x1="19.9cm" svg:y1="11.6cm" svg:x2="22.8cm" svg:y2="11.6cm">
          <text:p/>
        </draw:line>
        <draw:frame draw:style-name="gr7" draw:layer="layout" svg:width="3.038cm" svg:height="0.963cm" svg:x="13.162cm" svg:y="10.475cm">
          <draw:text-box>
            <text:p>Partenza</text:p>
          </draw:text-box>
        </draw:frame>
        <draw:frame draw:style-name="gr8" draw:layer="layout" svg:width="4.93cm" svg:height="0.963cm" svg:x="4.07cm" svg:y="15.537cm">
          <draw:text-box>
            <text:p>Non Utilizzabile</text:p>
          </draw:text-box>
        </draw:frame>
        <draw:line draw:style-name="gr5" draw:text-style-name="P2" draw:layer="layout" svg:x1="23.7cm" svg:y1="10.6cm" svg:x2="23.7cm" svg:y2="6cm">
          <text:p/>
        </draw:line>
        <draw:frame draw:style-name="gr9" draw:layer="layout" svg:width="3.321cm" svg:height="1.675cm" svg:x="23.879cm" svg:y="6.125cm">
          <draw:text-box>
            <text:p>Fine <text:line-break/>Intervento</text:p>
          </draw:text-box>
        </draw:frame>
        <draw:line draw:style-name="gr5" draw:text-style-name="P2" draw:layer="layout" svg:x1="22.2cm" svg:y1="5cm" svg:x2="13.4cm" svg:y2="5cm">
          <text:p/>
        </draw:line>
        <draw:frame draw:style-name="gr10" draw:layer="layout" svg:width="3.072cm" svg:height="0.963cm" svg:x="18.728cm" svg:y="4cm">
          <draw:text-box>
            <text:p>Rientrato</text:p>
          </draw:text-box>
        </draw:frame>
        <draw:path draw:style-name="gr5" draw:text-style-name="P2" draw:layer="layout" svg:width="4.199cm" svg:height="4.999cm" svg:x="18.4cm" svg:y="5.6cm" svg:viewBox="0 0 4200 5000" svg:d="M4200 0c-2000 600-3600 1800-4200 5000">
          <text:p/>
        </draw:path>
        <draw:frame draw:style-name="gr11" draw:layer="layout" svg:width="3.072cm" svg:height="0.963cm" svg:x="18.528cm" svg:y="9.4cm">
          <draw:text-box>
            <text:p>Subentro</text:p>
          </draw:text-box>
        </draw:frame>
        <draw:path draw:style-name="gr5" draw:text-style-name="P2" draw:layer="layout" svg:width="6.199cm" svg:height="1.156cm" svg:x="18.2cm" svg:y="12.671cm" svg:viewBox="0 0 6200 1157" svg:d="M6200 0c-600 1103-5000 1929-6200 0">
          <text:p/>
        </draw:path>
        <draw:frame draw:style-name="gr12" draw:layer="layout" svg:width="4.549cm" svg:height="0.963cm" svg:x="19cm" svg:y="12.7cm">
          <draw:text-box>
            <text:p>Sganciamento</text:p>
          </draw:text-box>
        </draw:frame>
        <draw:frame draw:style-name="gr13" draw:layer="layout" svg:width="4.477cm" svg:height="1.675cm" svg:x="7.319cm" svg:y="12.637cm">
          <draw:text-box>
            <text:p>Assegnazione<text:line-break/>Speciale</text:p>
          </draw:text-box>
        </draw:frame>
        <draw:rect draw:style-name="gr14" draw:text-style-name="P2" draw:layer="layout" svg:width="1.8cm" svg:height="1.2cm" svg:x="0.7cm" svg:y="11.2cm">
          <text:p text:style-name="P2">GAC</text:p>
        </draw:rect>
        <draw:rect draw:style-name="gr14" draw:text-style-name="P2" draw:layer="layout" svg:width="1.8cm" svg:height="1.2cm" svg:x="0.7cm" svg:y="17.5cm">
          <text:p text:style-name="P2">GAC</text:p>
        </draw:rect>
        <draw:line draw:style-name="gr15" draw:text-style-name="P2" draw:layer="layout" svg:x1="2.7cm" svg:y1="11.8cm" svg:x2="4.2cm" svg:y2="11.8cm">
          <text:p/>
        </draw:line>
        <draw:line draw:style-name="gr15" draw:text-style-name="P2" draw:layer="layout" svg:x1="2.7cm" svg:y1="18.1cm" svg:x2="4.2cm" svg:y2="18.1cm">
          <text:p/>
        </draw:line>
        <draw:path draw:style-name="gr15" draw:text-style-name="P2" draw:layer="layout" svg:width="20.593cm" svg:height="13.016cm" svg:x="7.2cm" svg:y="7.4cm" svg:viewBox="0 0 20594 13017" svg:d="M20021 0c1400 9600 1979 16000-20021 11600">
          <text:p/>
        </draw:path>
        <draw:path draw:style-name="gr15" draw:text-style-name="P2" draw:layer="layout" svg:width="16.599cm" svg:height="4cm" svg:x="8cm" svg:y="14.4cm" svg:viewBox="0 0 16600 4001" svg:d="M16600 0c-1600 3800-11200 4400-16600 3800">
          <text:p/>
        </draw:path>
        <draw:frame draw:style-name="gr16" draw:layer="layout" svg:width="7.69cm" svg:height="1.675cm" svg:x="14cm" svg:y="15.8cm">
          <draw:text-box>
            <text:p>Fuori servizio mentre era <text:line-break/>Impegnato</text:p>
          </draw:text-box>
        </draw:frame>
        <draw:frame draw:style-name="gr16" draw:layer="layout" svg:width="7.69cm" svg:height="1.675cm" svg:x="17.8cm" svg:y="18.325cm">
          <draw:text-box>
            <text:p>Fuori servizio mentre era <text:line-break/>Libero</text:p>
          </draw:text-box>
        </draw:frame>
        <draw:rect draw:style-name="gr14" draw:text-style-name="P2" draw:layer="layout" svg:width="1.8cm" svg:height="1.2cm" svg:x="0.7cm" svg:y="4.4cm">
          <text:p text:style-name="P2">GAC</text:p>
        </draw:rect>
        <draw:line draw:style-name="gr15" draw:text-style-name="P2" draw:layer="layout" svg:x1="2.7cm" svg:y1="5cm" svg:x2="9.8cm" svg:y2="5cm">
          <text:p/>
        </draw:line>
        <draw:line draw:style-name="gr15" draw:text-style-name="P2" draw:layer="layout" svg:x1="8cm" svg:y1="11.737cm" svg:x2="9.6cm" svg:y2="11.737cm">
          <text:p/>
        </draw:line>
        <draw:path draw:style-name="gr15" draw:text-style-name="P2" draw:layer="layout" svg:width="1.716cm" svg:height="1.661cm" svg:x="15.883cm" svg:y="12.2cm" svg:viewBox="0 0 1717 1662" svg:d="M1717 471c-800 2329-2600 729-1200-471">
          <text:p/>
        </draw:path>
        <draw:frame draw:style-name="gr17" draw:layer="layout" svg:width="4.549cm" svg:height="0.963cm" svg:x="13.106cm" svg:y="13.8cm">
          <draw:text-box>
            <text:p>Sganciamento</text:p>
          </draw:text-box>
        </draw:frame>
        <draw:path draw:style-name="gr15" draw:text-style-name="P2" draw:layer="layout" svg:width="5.637cm" svg:height="5.799cm" svg:x="16.562cm" svg:y="5.2cm" svg:viewBox="0 0 5638 5800" svg:d="M38 5800c-400-3400 2400-5400 5600-5800">
          <text:p/>
        </draw:path>
        <draw:frame draw:style-name="gr17" draw:layer="layout" svg:width="3.563cm" svg:height="1.675cm" svg:x="15cm" svg:y="5.325cm">
          <draw:text-box>
            <text:p>Non più <text:line-break/>necessario</text:p>
          </draw:text-box>
        </draw:frame>
        <draw:frame draw:style-name="gr17" draw:text-style-name="P3" draw:layer="layout" svg:width="4.769cm" svg:height="0.878cm" svg:x="3.57cm" svg:y="5.1cm">
          <draw:text-box>
            <text:p text:style-name="P3"><text:span text:style-name="T1">Operazione GAC</text:span></text:p>
          </draw:text-box>
        </draw:frame>
        <draw:frame draw:style-name="gr17" draw:text-style-name="P3" draw:layer="layout" svg:width="4.769cm" svg:height="0.878cm" svg:x="0.619cm" svg:y="12.69cm">
          <draw:text-box>
            <text:p text:style-name="P3"><text:span text:style-name="T1">Operazione GAC</text:span></text:p>
          </draw:text-box>
        </draw:frame>
        <draw:frame draw:style-name="gr17" draw:text-style-name="P3" draw:layer="layout" svg:width="4.769cm" svg:height="0.878cm" svg:x="0.646cm" svg:y="19.075cm">
          <draw:text-box>
            <text:p text:style-name="P3"><text:span text:style-name="T1">Operazione GAC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Gray_20_Gradient_20_2" draw:display-name="Gray Gradient 2" draw:style="linear" draw:start-color="#eeeeee" draw:end-color="#999999" draw:start-intensity="100%" draw:end-intensity="100%" draw:angle="450" draw:border="30%"/>
    <draw:hatch draw:name="Hatch_20_46" draw:display-name="Hatch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7" draw:fill-hatch-name="Hatch_20_46" draw:fill-image-name="Bitmape_20_1" draw:fill-image-width="0cm" draw:fill-image-height="0cm" draw:textarea-horizontal-align="justify" draw:textarea-vertical-align="top" draw:fit-to-size="tru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4-18T17:40:06.46</meta:creation-date>
    <meta:editing-duration>PT1H42M30S</meta:editing-duration>
    <meta:editing-cycles>26</meta:editing-cycles>
    <dc:date>2017-04-19T18:00:14.71</dc:date>
    <meta:generator>OpenOffice/4.1.1$Win32 OpenOffice.org_project/411m6$Build-9775</meta:generator>
    <meta:print-date>2017-04-19T17:53:41.34</meta:print-date>
    <meta:document-statistic meta:object-count="70"/>
  </office:meta>
</office:document-meta>
</file>